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5.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3.8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Teen paremmin kun löydän toimivan ohjelman, pahoittelut...</text:p>
      <text:p text:style-name="P1"/>
      <text:p text:style-name="P1"/>
      <text:p text:style-name="P1"/>
      <text:p text:style-name="P1"><text:tab/><text:tab/><text:tab/><text:tab/>Luokkakaavio: (alustava)</text:p>
      <text:p text:style-name="P1"><draw:frame text:anchor-type="paragraph" draw:z-index="12" draw:style-name="gr5" svg:width="2.065cm" svg:height="0.662cm" svg:x="7.775cm" svg:y="0.513cm"><draw:text-box><text:p>omistaa</text:p></draw:text-box></draw:frame></text:p>
      <text:p text:style-name="P1"><draw:rect text:anchor-type="paragraph" draw:z-index="0" draw:style-name="gr1" draw:text-style-name="P2" svg:width="5.583cm" svg:height="3.573cm" svg:x="1.822cm" svg:y="0.235cm"><text:p/></draw:rect><draw:rect text:anchor-type="paragraph" draw:z-index="1" draw:style-name="gr1" draw:text-style-name="P2" svg:width="6.218cm" svg:height="3.467cm" svg:x="10.077cm" svg:y="0.34cm"><text:p/></draw:rect><draw:frame text:anchor-type="paragraph" draw:z-index="3" draw:style-name="gr2" svg:width="4.208cm" svg:height="0.715cm" svg:x="2.193cm" svg:y="0.499cm"><draw:text-box><text:p>Pelaaja</text:p></draw:text-box></draw:frame><draw:frame text:anchor-type="paragraph" draw:z-index="5" draw:style-name="gr3" svg:width="4.313cm" svg:height="0.489cm" svg:x="10.421cm" svg:y="0.526cm"><draw:text-box><text:p>Kortti</text:p></draw:text-box></draw:frame><draw:frame text:anchor-type="paragraph" draw:z-index="13" draw:style-name="gr6" svg:width="1.403cm" svg:height="0.556cm" svg:x="7.405cm" svg:y="0.393cm"><draw:text-box><text:p>1..2</text:p></draw:text-box></draw:frame><draw:frame text:anchor-type="paragraph" draw:z-index="14" draw:style-name="gr7" svg:width="0.795cm" svg:height="0.489cm" svg:x="9.283cm" svg:y="0.34cm"><draw:text-box><text:p>16</text:p></draw:text-box></draw:frame></text:p>
      <text:p text:style-name="P1"><draw:frame text:anchor-type="paragraph" draw:z-index="20" draw:style-name="gr6" svg:width="3.652cm" svg:height="0.556cm" svg:x="11.241cm" svg:y="3.634cm"><draw:text-box><text:p>Pelissä on 16 korttia</text:p></draw:text-box></draw:frame><draw:frame text:anchor-type="paragraph" draw:z-index="19" draw:style-name="gr8" svg:width="2.356cm" svg:height="0.795cm" svg:x="5.235cm" svg:y="3.792cm"><draw:text-box><text:p>Pelaa 1 tai 2</text:p></draw:text-box></draw:frame><draw:ellipse text:anchor-type="paragraph" draw:z-index="18" draw:style-name="gr1" draw:text-style-name="P2" svg:width="0.689cm" svg:height="0.636cm" svg:x="11.003cm" svg:y="2.919cm" draw:kind="section" draw:start-angle="305.72" draw:end-angle="193.54"><text:p/></draw:ellipse><draw:line text:anchor-type="paragraph" draw:z-index="17" draw:style-name="gr1" draw:text-style-name="P2" svg:x1="7.087cm" svg:y1="3.157cm" svg:x2="7.748cm" svg:y2="3.501cm"><text:p/></draw:line><draw:line text:anchor-type="paragraph" draw:z-index="16" draw:style-name="gr1" draw:text-style-name="P2" svg:x1="7.749cm" svg:y1="3.501cm" svg:x2="6.902cm" svg:y2="3.792cm"><text:p/></draw:line><draw:line text:anchor-type="paragraph" draw:z-index="15" draw:style-name="gr1" draw:text-style-name="P2" svg:x1="7.087cm" svg:y1="3.157cm" svg:x2="6.902cm" svg:y2="3.792cm"><text:p/></draw:line><draw:line text:anchor-type="paragraph" draw:z-index="11" draw:style-name="gr1" draw:text-style-name="P2" svg:x1="10.5cm" svg:y1="4.877cm" svg:x2="11.453cm" svg:y2="3.157cm"><text:p/></draw:line><draw:line text:anchor-type="paragraph" draw:z-index="10" draw:style-name="gr1" draw:text-style-name="P2" svg:x1="7.087cm" svg:y1="3.157cm" svg:x2="8.304cm" svg:y2="4.824cm"><text:p/></draw:line><draw:frame text:anchor-type="paragraph" draw:z-index="9" draw:style-name="gr4" svg:width="4.657cm" svg:height="1.006cm" svg:x="6.611cm" svg:y="4.877cm"><draw:text-box><text:p>Peli</text:p></draw:text-box></draw:frame><draw:line text:anchor-type="paragraph" draw:z-index="8" draw:style-name="gr1" draw:text-style-name="P2" svg:x1="6.294cm" svg:y1="5.883cm" svg:x2="11.797cm" svg:y2="5.883cm"><text:p/></draw:line><draw:rect text:anchor-type="paragraph" draw:z-index="7" draw:style-name="gr1" draw:text-style-name="P2" svg:width="5.504cm" svg:height="3.282cm" svg:x="6.294cm" svg:y="4.824cm"><text:p/></draw:rect><draw:line text:anchor-type="paragraph" draw:z-index="6" draw:style-name="gr1" draw:text-style-name="P2" svg:x1="7.405cm" svg:y1="0.3cm" svg:x2="10.077cm" svg:y2="0.3cm"><text:p/></draw:line><draw:line text:anchor-type="paragraph" draw:z-index="4" draw:style-name="gr1" draw:text-style-name="P2" svg:x1="10.077cm" svg:y1="0.459cm" svg:x2="16.295cm" svg:y2="0.485cm"><text:p/></draw:line><draw:line text:anchor-type="paragraph" draw:z-index="2" draw:style-name="gr1" draw:text-style-name="P2" svg:x1="1.822cm" svg:y1="0.803cm" svg:x2="7.405cm" svg:y2="0.803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tab/></text:p>
      <text:p text:style-name="P1"><text:tab/><text:tab/><text:tab/><text:tab/><text:tab/>Luokkarakenne</text:p>
      <text:p text:style-name="P1"/>
      <text:p text:style-name="P1"><draw:rect text:anchor-type="paragraph" draw:z-index="21" draw:style-name="gr1" draw:text-style-name="P2" svg:width="13.177cm" svg:height="14.182cm" svg:x="2.351cm" svg:y="0.33cm"><text:p/></draw:rect><draw:frame text:anchor-type="paragraph" draw:z-index="23" draw:style-name="gr9" svg:width="2.461cm" svg:height="0.689cm" svg:x="2.828cm" svg:y="0.568cm"><draw:text-box><text:p>Pelaaja</text:p></draw:text-box></draw:frame></text:p>
      <text:p text:style-name="P1"><draw:frame text:anchor-type="paragraph" draw:z-index="26" draw:style-name="gr11" svg:width="8.6cm" svg:height="6.818cm" svg:x="2.748cm" svg:y="6.057cm"><draw:text-box><text:p>Pelaaja(nimi);</text:p><text:p>getNimi();</text:p><text:p>ekaKerta(int valinta);</text:p><text:p>tokaKerta(int valinta);</text:p><text:p>getValinta1();</text:p><text:p>getValinta2();</text:p><text:p>arvausKerta(int valinta1, int valinta2);</text:p><text:p>ilmoitus(boolean totta);</text:p><text:p>getPisteet();</text:p><text:p>getKerta();</text:p><text:p>getVuoro();</text:p><text:p>kortienLkm();</text:p><text:p>vaihdaKerta();<text:line-break/></text:p></draw:text-box></draw:frame><draw:line text:anchor-type="paragraph" draw:z-index="25" draw:style-name="gr1" draw:text-style-name="P2" svg:x1="2.351cm" svg:y1="5.713cm" svg:x2="15.527cm" svg:y2="5.713cm"><text:p/></draw:line><draw:line text:anchor-type="paragraph" draw:z-index="22" draw:style-name="gr1" draw:text-style-name="P2" svg:x1="2.351cm" svg:y1="1.03cm" svg:x2="15.527cm" svg:y2="1.056cm"><text:p/></draw:line></text:p>
      <text:p text:style-name="P1"><draw:frame text:anchor-type="paragraph" draw:z-index="24" draw:style-name="gr10" svg:width="8.52cm" svg:height="4.871cm" svg:x="2.748cm" svg:y="0.646cm"><draw:text-box><text:p>String nimi;</text:p><text:p>int pisteet;</text:p><text:p>int kerta;</text:p><text:p>int vuoro =1;</text:p><text:p>Kortti peli;</text:p><text:p>int Valinta1;</text:p><text:p>Int Valinta2</text:p><text:p/><text:p/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rect text:anchor-type="paragraph" draw:z-index="27" draw:style-name="gr1" draw:text-style-name="P2" svg:width="13.045cm" svg:height="7.753cm" svg:x="2.193cm" svg:y="0.48cm"><text:p/></draw:rect></text:p>
      <text:p text:style-name="P1"><draw:frame text:anchor-type="paragraph" draw:z-index="29" draw:style-name="gr12" svg:width="7.885cm" svg:height="1.086cm" svg:x="2.801cm" svg:y="0.228cm"><draw:text-box><text:p>Kortti</text:p></draw:text-box></draw:frame></text:p>
      <text:p text:style-name="P1"><draw:line text:anchor-type="paragraph" draw:z-index="28" draw:style-name="gr1" draw:text-style-name="P2" svg:x1="2.193cm" svg:y1="0.504cm" svg:x2="15.237cm" svg:y2="0.557cm"><text:p/></draw:line></text:p>
      <text:p text:style-name="P1"><draw:frame text:anchor-type="paragraph" draw:z-index="30" draw:style-name="gr13" svg:width="8.653cm" svg:height="0.583cm" svg:x="2.457cm" svg:y="0.305cm"><draw:text-box><text:p>HashMap&lt;Integer,String&gt; kortit;</text:p></draw:text-box></draw:frame><draw:line text:anchor-type="paragraph" draw:z-index="31" draw:style-name="gr1" draw:text-style-name="P2" svg:x1="2.193cm" svg:y1="1.496cm" svg:x2="15.237cm" svg:y2="1.496cm"><text:p/></draw:line><draw:frame text:anchor-type="paragraph" draw:z-index="32" draw:style-name="gr14" svg:width="12.225cm" svg:height="3.864cm" svg:x="2.484cm" svg:y="1.787cm"><draw:text-box><text:p>sekoitaPakka();</text:p><text:p>tarkistaNumero(int luku);</text:p><text:p>laitaKuva(int luku);</text:p><text:p>etsiKortti(int luku);</text:p><text:p>korttejaYhteensa();</text:p><text:p>symboli(int luku);</text:p><text:p>poista(int numero1, int numero2);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eli </meta:initial-creator>
    <meta:creation-date>2012-01-29T23:22:42</meta:creation-date>
    <meta:document-statistic meta:table-count="0" meta:image-count="0" meta:object-count="0" meta:page-count="3" meta:paragraph-count="4" meta:word-count="10" meta:character-count="108" meta:non-whitespace-character-count="95"/>
    <dc:date>2012-01-29T23:48:47</dc:date>
    <dc:creator>Taneli </dc:creator>
    <meta:editing-duration>PT8M54S</meta:editing-duration>
    <meta:editing-cycles>1</meta:editing-cycles>
    <meta:generator>LibreOffice/3.4$Linux LibreOffice_project/340m1$Build-402</meta:generator>
  </office:meta>
</office:document-meta>
</file>